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Bitstream Vera Sans Mono', 'Courier New', Courier, monospace"/>
    <style:font-face style:name="Open Sans" svg:font-family="'Open Sans', sans-serif"/>
    <style:font-face style:name="Oxygen" svg:font-family="Oxygen, sans-serif"/>
    <style:font-face style:name="segoe ui" svg:font-family="'segoe ui', 'open sans'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c3e5" officeooo:paragraph-rsid="0015c3e5"/>
    </style:style>
    <style:style style:name="P2" style:family="paragraph" style:parent-style-name="Standard">
      <style:text-properties officeooo:rsid="0015da57" officeooo:paragraph-rsid="0015da57"/>
    </style:style>
    <style:style style:name="P3" style:family="paragraph" style:parent-style-name="Standard">
      <style:text-properties style:font-name="Arial" officeooo:rsid="0015c3e5" officeooo:paragraph-rsid="0015c3e5"/>
    </style:style>
    <style:style style:name="P4" style:family="paragraph" style:parent-style-name="Standard">
      <style:text-properties style:font-name="Arial" officeooo:rsid="0015da57" officeooo:paragraph-rsid="0015da57"/>
    </style:style>
    <style:style style:name="P5" style:family="paragraph" style:parent-style-name="Standard">
      <style:text-properties style:font-name="Arial" officeooo:rsid="0017ce17" officeooo:paragraph-rsid="0017ce17"/>
    </style:style>
    <style:style style:name="P6" style:family="paragraph" style:parent-style-name="Standard">
      <style:text-properties style:font-name="Arial" officeooo:rsid="0017ce17" officeooo:paragraph-rsid="0019829f"/>
    </style:style>
    <style:style style:name="P7" style:family="paragraph" style:parent-style-name="Standard">
      <style:text-properties style:font-name="Arial" officeooo:paragraph-rsid="0017ce17"/>
    </style:style>
    <style:style style:name="P8" style:family="paragraph" style:parent-style-name="Standard">
      <style:text-properties style:font-name="Arial" officeooo:rsid="0019829f" officeooo:paragraph-rsid="0019829f"/>
    </style:style>
    <style:style style:name="P9" style:family="paragraph" style:parent-style-name="Standard">
      <style:text-properties style:font-name="Arial" officeooo:rsid="001a13cc" officeooo:paragraph-rsid="001a13cc"/>
    </style:style>
    <style:style style:name="P10" style:family="paragraph" style:parent-style-name="Standard">
      <style:text-properties style:font-name="Arial" officeooo:rsid="001bc040" officeooo:paragraph-rsid="001bc040"/>
    </style:style>
    <style:style style:name="P11" style:family="paragraph" style:parent-style-name="Standard">
      <style:text-properties style:font-name="Arial" officeooo:rsid="001f2231" officeooo:paragraph-rsid="001f2231"/>
    </style:style>
    <style:style style:name="P12" style:family="paragraph" style:parent-style-name="Standard">
      <style:text-properties style:font-name="Arial" officeooo:rsid="001f2231" officeooo:paragraph-rsid="00203737"/>
    </style:style>
    <style:style style:name="P13" style:family="paragraph" style:parent-style-name="Standard">
      <style:text-properties officeooo:paragraph-rsid="0019829f"/>
    </style:style>
    <style:style style:name="P14" style:family="paragraph" style:parent-style-name="Standard">
      <style:text-properties officeooo:rsid="001bc040" officeooo:paragraph-rsid="001bc040"/>
    </style:style>
    <style:style style:name="P15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177a32" officeooo:paragraph-rsid="0017ce17" style:font-size-asian="12pt" style:font-size-complex="12pt"/>
    </style:style>
    <style:style style:name="P16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177a32" officeooo:paragraph-rsid="0019829f" style:font-size-asian="12pt" style:font-size-complex="12pt"/>
    </style:style>
    <style:style style:name="P17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loext:opacity="100%" style:font-name="segoe ui" fo:font-size="12pt" fo:letter-spacing="normal" fo:font-style="normal" fo:font-weight="normal" officeooo:paragraph-rsid="0017ce17"/>
    </style:style>
    <style:style style:name="P18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loext:opacity="100%" style:font-name="Arial" fo:font-size="12pt" fo:letter-spacing="normal" fo:font-style="normal" fo:font-weight="normal" officeooo:paragraph-rsid="0017ce17"/>
    </style:style>
    <style:style style:name="P19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loext:opacity="100%" style:font-name="Arial" fo:font-size="12pt" fo:letter-spacing="normal" fo:font-style="normal" fo:font-weight="normal" officeooo:paragraph-rsid="0019829f"/>
    </style:style>
    <style:style style:name="P20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loext:opacity="100%" style:font-name="Arial" fo:font-size="12pt" fo:letter-spacing="normal" fo:font-style="normal" fo:font-weight="normal" officeooo:rsid="0017ce17" officeooo:paragraph-rsid="0017ce17" style:font-size-asian="12pt" style:font-size-complex="12pt"/>
    </style:style>
    <style:style style:name="P21" style:family="paragraph" style:parent-style-name="Text_20_body">
      <style:paragraph-properties fo:text-align="start" style:justify-single-word="false" fo:orphans="2" fo:widows="2"/>
      <style:text-properties officeooo:paragraph-rsid="0019829f"/>
    </style:style>
    <style:style style:name="P22" style:family="paragraph" style:parent-style-name="Heading_20_4">
      <style:text-properties fo:font-variant="normal" fo:text-transform="none" fo:color="#313131" loext:opacity="100%" style:font-name="Oxygen" fo:font-size="10.8000001907349pt" fo:letter-spacing="normal" fo:font-style="normal" fo:font-weight="normal" officeooo:rsid="0021e66b" officeooo:paragraph-rsid="0021e66b"/>
    </style:style>
    <style:style style:name="P23" style:family="paragraph" style:parent-style-name="Standard">
      <style:text-properties style:font-name="Arial" officeooo:rsid="0015c3e5" officeooo:paragraph-rsid="0015c3e5"/>
    </style:style>
    <style:style style:name="P24" style:family="paragraph" style:parent-style-name="Standard">
      <style:text-properties style:font-name="Arial" officeooo:rsid="002164e7" officeooo:paragraph-rsid="002164e7"/>
    </style:style>
    <style:style style:name="P25" style:family="paragraph" style:parent-style-name="Standard">
      <style:text-properties officeooo:rsid="0015da57" officeooo:paragraph-rsid="0015da57"/>
    </style:style>
    <style:style style:name="P26" style:family="paragraph" style:parent-style-name="Standard">
      <style:text-properties officeooo:paragraph-rsid="002164e7"/>
    </style:style>
    <style:style style:name="P27" style:family="paragraph" style:parent-style-name="Standard">
      <style:text-properties style:font-name="Arial" officeooo:rsid="0021e66b" officeooo:paragraph-rsid="0021e66b"/>
    </style:style>
    <style:style style:name="P28" style:family="paragraph" style:parent-style-name="Standard">
      <style:text-properties style:font-name="Arial" officeooo:rsid="0015da57" officeooo:paragraph-rsid="0015da57"/>
    </style:style>
    <style:style style:name="P29" style:family="paragraph" style:parent-style-name="Standard">
      <style:text-properties officeooo:rsid="0015c3e5" officeooo:paragraph-rsid="0015c3e5"/>
    </style:style>
    <style:style style:name="P30" style:family="paragraph" style:parent-style-name="Standard">
      <style:paragraph-properties fo:margin-left="0.3752in" fo:margin-right="0in" fo:text-indent="-0.25in" style:auto-text-indent="false" style:writing-mode="lr-tb"/>
      <style:text-properties fo:color="#2f2b20" loext:opacity="100%" style:font-name="Calibri" fo:font-size="22pt" fo:language="en" fo:country="MY" style:letter-kerning="true" style:font-size-asian="22pt"/>
    </style:style>
    <style:style style:name="P31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32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loext:opacity="100%" style:font-name="Arial" fo:font-size="12pt" fo:letter-spacing="normal" fo:font-style="normal" fo:font-weight="normal" officeooo:paragraph-rsid="0019829f" style:font-size-asian="12pt" style:font-size-complex="12pt"/>
    </style:style>
    <style:style style:name="P33" style:family="paragraph" style:parent-style-name="Text_20_body" style:list-style-name="L2">
      <style:paragraph-properties fo:text-align="start" style:justify-single-word="false" fo:orphans="2" fo:widows="2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34" style:family="paragraph" style:parent-style-name="Text_20_body" style:list-style-name="L3">
      <style:paragraph-properties fo:text-align="start" style:justify-single-word="false" fo:orphans="2" fo:widows="2"/>
      <style:text-properties fo:font-variant="normal" fo:text-transform="none" fo:color="#000000" loext:opacity="100%" style:font-name="Arial" fo:font-size="12pt" fo:letter-spacing="normal" fo:font-style="normal" fo:font-weight="normal" officeooo:paragraph-rsid="0019829f" style:font-size-asian="12pt" style:font-size-complex="12pt"/>
    </style:style>
    <style:style style:name="P35" style:family="paragraph" style:parent-style-name="Text_20_body">
      <style:text-properties fo:font-variant="normal" fo:text-transform="none" fo:color="#313131" loext:opacity="100%" style:font-name="Oxygen" fo:font-size="10.8000001907349pt" fo:letter-spacing="normal" fo:font-style="normal" fo:font-weight="normal" officeooo:rsid="0021e66b" officeooo:paragraph-rsid="0021e66b"/>
    </style:style>
    <style:style style:name="P36" style:family="paragraph" style:parent-style-name="Text_20_body">
      <style:text-properties style:font-name="Arial" officeooo:rsid="0015c3e5" officeooo:paragraph-rsid="0021e66b"/>
    </style:style>
    <style:style style:name="P37" style:family="paragraph" style:parent-style-name="Text_20_body" style:list-style-name="L1">
      <style:paragraph-properties fo:margin-top="0in" fo:margin-bottom="0in" style:contextual-spacing="false" fo:text-align="start" style:justify-single-word="false" fo:orphans="2" fo:widows="2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38" style:family="paragraph" style:parent-style-name="Text_20_body" style:list-style-name="L1">
      <style:paragraph-properties fo:margin-top="0in" fo:margin-bottom="0in" style:contextual-spacing="false" fo:text-align="start" style:justify-single-word="false" fo:orphans="2" fo:widows="2"/>
      <style:text-properties fo:font-variant="normal" fo:text-transform="none" fo:color="#000000" loext:opacity="100%" style:font-name="Arial" fo:font-size="12pt" fo:letter-spacing="normal" fo:font-style="normal" fo:font-weight="normal" officeooo:paragraph-rsid="0019829f" style:font-size-asian="12pt" style:font-size-complex="12pt"/>
    </style:style>
    <style:style style:name="P39" style:family="paragraph" style:parent-style-name="Text_20_body" style:list-style-name="L2">
      <style:paragraph-properties fo:margin-top="0in" fo:margin-bottom="0in" style:contextual-spacing="false" fo:text-align="start" style:justify-single-word="false" fo:orphans="2" fo:widows="2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40" style:family="paragraph" style:parent-style-name="Text_20_body" style:list-style-name="L3">
      <style:paragraph-properties fo:margin-top="0in" fo:margin-bottom="0in" style:contextual-spacing="false" fo:text-align="start" style:justify-single-word="false" fo:orphans="2" fo:widows="2"/>
      <style:text-properties officeooo:paragraph-rsid="0019829f"/>
    </style:style>
    <style:style style:name="T1" style:family="text">
      <style:text-properties officeooo:rsid="0015da57"/>
    </style:style>
    <style:style style:name="T2" style:family="text">
      <style:text-properties officeooo:rsid="00177a32"/>
    </style:style>
    <style:style style:name="T3" style:family="text">
      <style:text-properties style:font-name="Arial" style:font-size-asian="12pt" style:font-size-complex="12pt"/>
    </style:style>
    <style:style style:name="T4" style:family="text">
      <style:text-properties style:font-name="Arial" officeooo:rsid="001d7860"/>
    </style:style>
    <style:style style:name="T5" style:family="text">
      <style:text-properties style:font-name="Arial" officeooo:rsid="002164e7"/>
    </style:style>
    <style:style style:name="T6" style:family="text">
      <style:text-properties officeooo:rsid="0017ce17"/>
    </style:style>
    <style:style style:name="T7" style:family="text">
      <style:text-properties fo:font-variant="normal" fo:text-transform="none" fo:color="#000000" loext:opacity="100%" fo:font-size="12pt" fo:letter-spacing="normal" fo:font-style="normal" fo:font-weight="normal" officeooo:rsid="00177a32" style:font-size-asian="12pt" style:font-size-complex="12pt"/>
    </style:style>
    <style:style style:name="T8" style:family="text">
      <style:text-properties fo:font-variant="normal" fo:text-transform="none" fo:color="#000000" loext:opacity="100%" fo:font-size="12pt" fo:letter-spacing="normal" fo:font-style="normal" fo:font-weight="normal" officeooo:rsid="0017ce17" style:font-size-asian="12pt" style:font-size-complex="12pt"/>
    </style:style>
    <style:style style:name="T9" style:family="text">
      <style:text-properties fo:font-variant="normal" fo:text-transform="none" fo:color="#000000" loext:opacity="100%" fo:font-size="12pt" fo:letter-spacing="normal" fo:font-style="normal" fo:font-weight="normal" officeooo:rsid="0019829f" style:font-size-asian="12pt" style:font-size-complex="12pt"/>
    </style:style>
    <style:style style:name="T10" style:family="text">
      <style:text-properties fo:font-variant="normal" fo:text-transform="none" fo:color="#000000" loext:opacity="100%" style:font-name="segoe ui" fo:font-size="12pt" fo:letter-spacing="normal" fo:font-style="normal" fo:font-weight="normal" officeooo:rsid="0017ce17" style:font-size-asian="12pt" style:font-size-complex="12pt"/>
    </style:style>
    <style:style style:name="T11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loext:opacity="100%" style:font-name="Arial" fo:font-size="12pt" fo:letter-spacing="normal" fo:font-style="normal" fo:font-weight="normal" officeooo:rsid="0017ce17" style:font-size-asian="12pt" style:font-size-complex="12pt"/>
    </style:style>
    <style:style style:name="T13" style:family="text">
      <style:text-properties fo:font-variant="normal" fo:text-transform="none" fo:color="#000000" loext:opacity="100%" style:font-name="Arial" fo:font-size="12pt" fo:letter-spacing="normal" fo:font-style="normal" fo:font-weight="normal" officeooo:rsid="00177a32" style:font-size-asian="12pt" style:font-size-complex="12pt"/>
    </style:style>
    <style:style style:name="T14" style:family="text">
      <style:text-properties fo:font-variant="normal" fo:text-transform="none" fo:color="#000000" loext:opacity="100%" style:font-name="Arial" fo:font-size="12pt" fo:letter-spacing="normal" fo:font-style="normal" fo:font-weight="normal" officeooo:rsid="0019829f" style:font-size-asian="12pt" style:font-size-complex="12pt"/>
    </style:style>
    <style:style style:name="T15" style:family="text">
      <style:text-properties fo:font-variant="normal" fo:text-transform="none" fo:color="#000000" loext:opacity="100%" style:font-name="Arial" fo:font-size="12pt" fo:letter-spacing="normal" fo:font-style="normal" fo:font-weight="normal" officeooo:rsid="00203737" style:font-size-asian="12pt" style:font-size-complex="12pt"/>
    </style:style>
    <style:style style:name="T16" style:family="text">
      <style:text-properties style:font-size-asian="12pt" style:font-size-complex="12pt"/>
    </style:style>
    <style:style style:name="T17" style:family="text">
      <style:text-properties officeooo:rsid="0017ce17" style:font-size-asian="12pt" style:font-size-complex="12pt"/>
    </style:style>
    <style:style style:name="T18" style:family="text">
      <style:text-properties officeooo:rsid="00177a32" style:font-size-asian="12pt" style:font-size-complex="12pt"/>
    </style:style>
    <style:style style:name="T19" style:family="text">
      <style:text-properties officeooo:rsid="00203737"/>
    </style:style>
    <style:style style:name="T20" style:family="text">
      <style:text-properties fo:color="#2f2b20" loext:opacity="100%" style:font-name="Arial" fo:font-size="12pt" fo:language="en" fo:country="US" officeooo:rsid="002164e7" style:letter-kerning="true" style:font-size-asian="12pt" style:font-size-complex="12pt"/>
    </style:style>
    <style:style style:name="T21" style:family="text">
      <style:text-properties fo:color="#2f2b20" loext:opacity="100%" style:font-name="Arial" fo:font-size="12pt" fo:language="en" fo:country="US" style:letter-kerning="true" style:font-size-asian="12pt" style:font-size-complex="12pt"/>
    </style:style>
    <style:style style:name="T22" style:family="text">
      <style:text-properties fo:color="#2f2b20" loext:opacity="100%" style:font-name="Arial" fo:font-size="12pt" fo:language="en" fo:country="US" fo:font-style="italic" fo:font-weight="normal" style:letter-kerning="true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color="#2f2b20" loext:opacity="100%" style:font-name="Arial" fo:font-size="12pt" fo:language="en" fo:country="US" fo:font-style="normal" officeooo:rsid="002164e7" style:letter-kerning="true" style:font-size-asian="12pt" style:font-style-asian="normal" style:font-size-complex="12pt" style:font-style-complex="normal"/>
    </style:style>
    <style:style style:name="T24" style:family="text">
      <style:text-properties fo:color="#2f2b20" loext:opacity="100%" style:font-name="Arial" fo:font-size="12pt" fo:language="en" fo:country="US" fo:font-style="normal" style:letter-kerning="true" style:font-size-asian="12pt" style:font-style-asian="normal" style:font-size-complex="12pt" style:font-style-complex="normal"/>
    </style:style>
    <style:style style:name="T25" style:family="text">
      <style:text-properties fo:color="#2f2b20" loext:opacity="100%" style:font-name="Arial" fo:font-size="12pt" fo:language="en" fo:country="US" fo:font-style="normal" fo:font-weight="normal" officeooo:rsid="002164e7" style:letter-kerning="true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2f2b20" loext:opacity="100%" style:font-name="Arial" fo:font-size="12pt" fo:language="en" fo:country="US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 STACK<text:tab/><text:tab/><text:tab/><text:span text:style-name="T4">SUYOG DHAKAL 075BCT092</text:span></text:p>
      <text:p text:style-name="P3"/>
      <text:p text:style-name="P3"/>
      <text:p text:style-name="P3"/>
      <text:p text:style-name="P3"/>
      <text:p text:style-name="P24">Theory:</text:p>
      <text:p text:style-name="P24"/>
      <text:p text:style-name="P24">Stack:</text:p>
      <text:p text:style-name="P26"><text:span text:style-name="T5"><text:tab/></text:span><text:span text:style-name="T20">A</text:span><text:span text:style-name="T23"> </text:span><text:span text:style-name="T25">stack</text:span><text:span text:style-name="T24"> </text:span><text:span text:style-name="T21">is an ordered collection of items into which new items may be inserted and from which items may be deleted at one end called the </text:span><text:span text:style-name="T26">top</text:span><text:span text:style-name="T21"> of the stack. The first inserted element can be removed only at last and the last inserted element first. This condition of operation is known as </text:span><text:span text:style-name="T22">Last-In-First-Out (LIFO).</text:span></text:p>
      <text:p text:style-name="P30"/>
      <text:h text:style-name="P22" text:outline-level="4"><text:span text:style-name="T21">Infix:</text:span></text:h>
      <text:p text:style-name="P35"><text:span text:style-name="T21"><text:tab/>A infix expression is a single letter, or an operator, proceeded by one infix strinf and followed by another infix string.</text:span></text:p>
      <text:p text:style-name="P35"><text:span text:style-name="T21">(A + B) + (C – D)</text:span></text:p>
      <text:p text:style-name="P35"><text:span text:style-name="T21"/></text:p>
      <text:p text:style-name="P35"><text:span text:style-name="T21">Prefix:</text:span></text:p>
      <text:p text:style-name="P35"><text:span text:style-name="T21"><text:tab/>A prefix expression is single letter, or an operator, followed by two prefix <text:s/>strings. Every <text:s text:c="2"/>prefix strings longer than a single variable contains an operator, first operand and second operand.</text:span></text:p>
      <text:p text:style-name="P35"><text:span text:style-name="T21">++AB - CD</text:span></text:p>
      <text:p text:style-name="P35"><text:span text:style-name="T21"/></text:p>
      <text:p text:style-name="P35"><text:span text:style-name="T21">Postfix:</text:span></text:p>
      <text:p text:style-name="P35"><text:span text:style-name="T21"><text:tab/>A post-fix expression is a single letter or an operator, preceeded by two post-fix strings. Every post-fix string longer than a single variable contains first and second operands followed by an operator .</text:span></text:p>
      <text:p text:style-name="P35"><text:span text:style-name="T21">AB + CD -</text:span></text:p>
      <text:p text:style-name="P35"><text:span text:style-name="T21"><text:tab/></text:span></text:p>
      <text:p text:style-name="P36"/>
      <text:p text:style-name="P36"/>
      <text:p text:style-name="P36"/>
      <text:p text:style-name="P36"/>
      <text:p text:style-name="P3"/>
      <text:p text:style-name="P3"/>
      <text:p text:style-name="P1"><text:soft-page-break/></text:p>
      <text:p text:style-name="P1"/>
      <text:p text:style-name="P3">1.algorithm for push and pop operation in stack</text:p>
      <text:p text:style-name="P3"/>
      <text:p text:style-name="P3"/>
      <text:p text:style-name="P3"/>
      <text:p text:style-name="P3">push operation</text:p>
      <text:p text:style-name="P3"/>
      <text:p text:style-name="P3">1.START</text:p>
      <text:p text:style-name="P3">2. <text:s/>initialize top=-1</text:p>
      <text:p text:style-name="P3">3.Read element to be pushed</text:p>
      <text:p text:style-name="P3">4.push function</text:p>
      <text:p text:style-name="P3"><text:tab/>if top = <text:span text:style-name="T2">MAX-SIZE</text:span> -1</text:p>
      <text:p text:style-name="P3"><text:tab/><text:tab/>print stack overflow</text:p>
      <text:p text:style-name="P3"><text:tab/>else</text:p>
      <text:p text:style-name="P3"><text:tab/><text:tab/>++top</text:p>
      <text:p text:style-name="P3"><text:tab/><text:tab/>A[top] = x</text:p>
      <text:p text:style-name="P3">5.END</text:p>
      <text:p text:style-name="P3"/>
      <text:p text:style-name="P3"/>
      <text:p text:style-name="P3"/>
      <text:p text:style-name="P3"/>
      <text:p text:style-name="P3"/>
      <text:p text:style-name="P3">pop operation</text:p>
      <text:p text:style-name="P3"/>
      <text:p text:style-name="P3">1.START</text:p>
      <text:p text:style-name="P3">2.initialize top = -1</text:p>
      <text:p text:style-name="P3">3.pop function</text:p>
      <text:p text:style-name="P3"><text:tab/>if top = -1</text:p>
      <text:p text:style-name="P3"><text:tab/><text:tab/>print <text:span text:style-name="T1">stack underflow</text:span></text:p>
      <text:p text:style-name="P3"><text:tab/><text:span text:style-name="T1">else</text:span></text:p>
      <text:p text:style-name="P3"><text:tab/><text:tab/><text:span text:style-name="T1">top - - </text:span></text:p>
      <text:p text:style-name="P4">5.END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2a. infix expression to post-fix expression</text:p>
      <text:p text:style-name="P5"/>
      <text:p text:style-name="P5">1.Start</text:p>
      <text:p text:style-name="P5">2.<text:span text:style-name="T7">Push “(“onto Stack, and add “)” to the end of X.</text:span></text:p>
      <text:p text:style-name="P7"><text:span text:style-name="T7">3.Scan X from left to right and repeat Step </text:span><text:span text:style-name="T8">4</text:span><text:span text:style-name="T7"> to </text:span><text:span text:style-name="T8">7 </text:span><text:span text:style-name="T7">for each element of X until the Stack is empty.</text:span></text:p>
      <text:p text:style-name="P15">4.If an operand is encountered, add it to Y.</text:p>
      <text:p text:style-name="P15">5.If a left parenthesis is encountered, push it onto Stack.</text:p>
      <text:p text:style-name="P15">6.If an operator is encountered, then:</text:p>
      <text:list xml:id="list2034232129" text:style-name="L1">
        <text:list-item>
          <text:p text:style-name="P37">Repeatedly pop from Stack and add to Y each operator (on the top of Stack) which has the same precedence as or higher precedence than operator.</text:p>
        </text:list-item>
        <text:list-item>
          <text:p text:style-name="P31">Add operator to Stack.<text:line-break/>[End of If]</text:p>
        </text:list-item>
      </text:list>
      <text:p text:style-name="P17"><text:span text:style-name="T17">7.</text:span><text:span text:style-name="T3">If a right parenthesis is encountered ,then:</text:span></text:p>
      <text:list xml:id="list4155675286" text:style-name="L2">
        <text:list-item>
          <text:p text:style-name="P39">Repeatedly pop from Stack and add to Y each operator (on the top of Stack) until a left parenthesis is encountered.</text:p>
        </text:list-item>
        <text:list-item>
          <text:p text:style-name="P33">Remove the left Parenthesis.<text:line-break/>[End of If]<text:line-break/>[End of <text:span text:style-name="T6">step 3 loop</text:span>]</text:p>
        </text:list-item>
      </text:list>
      <text:p text:style-name="P18"><text:span text:style-name="T17">8.</text:span><text:span text:style-name="T16">END.</text:span></text:p>
      <text:p text:style-name="P20">2b.infix expression to prefix</text:p>
      <text:p text:style-name="P6">1.Start</text:p>
      <text:p text:style-name="P6">2.<text:span text:style-name="T7">Push ‘</text:span><text:span text:style-name="T9">)’ </text:span><text:span text:style-name="T7">onto Stack, and add ‘</text:span><text:span text:style-name="T9">(‘</text:span><text:span text:style-name="T7"> to the end of X.</text:span></text:p>
      <text:p text:style-name="P13"><text:span text:style-name="T13">3.Scan X from </text:span><text:span text:style-name="T14">right</text:span><text:span text:style-name="T13"> to </text:span><text:span text:style-name="T14">left</text:span><text:span text:style-name="T13"> and repeat Step </text:span><text:span text:style-name="T12">4</text:span><text:span text:style-name="T13"> to </text:span><text:span text:style-name="T12">7 </text:span><text:span text:style-name="T13">for each element of X until the Stack is empty.</text:span></text:p>
      <text:p text:style-name="P16">4.If an operand is encountered, add it to Y.</text:p>
      <text:p text:style-name="P13"><text:span text:style-name="T13">5.If a </text:span><text:span text:style-name="T14">right </text:span><text:span text:style-name="T13">parenthesis is encountered, push it onto Stack.</text:span></text:p>
      <text:p text:style-name="P16">6.If an operator is encountered, then:</text:p>
      <text:list xml:id="list211625415285286" text:continue-list="list2034232129" text:style-name="L1">
        <text:list-item>
          <text:p text:style-name="P38">Repeatedly pop from Stack and add to Y each operator (on the top of Stack) which has the same precedence as or higher precedence than operator.</text:p>
        </text:list-item>
        <text:list-item>
          <text:p text:style-name="P32">Add operator to Stack.<text:line-break/>[End of If]</text:p>
        </text:list-item>
      </text:list>
      <text:p text:style-name="P21"><text:span text:style-name="T10">7.</text:span><text:span text:style-name="T11">If a </text:span><text:span text:style-name="T14">left</text:span><text:span text:style-name="T11"> parenthesis is encountered ,then:</text:span></text:p>
      <text:list xml:id="list4144294028" text:style-name="L3">
        <text:list-item>
          <text:p text:style-name="P40"><text:span text:style-name="T11">Repeatedly pop from Stack and add to Y each operator (on the top of Stack) until a </text:span><text:span text:style-name="T15">right</text:span><text:span text:style-name="T11"> parenthesis is encountered.</text:span></text:p>
        </text:list-item>
        <text:list-item>
          <text:p text:style-name="P34">Remove the left Parenthesis.<text:line-break/>[End of If]<text:line-break/>[End of <text:span text:style-name="T6">step 3 loop</text:span>]</text:p>
        </text:list-item>
      </text:list>
      <text:p text:style-name="P19"><text:span text:style-name="T17">8.</text:span><text:span text:style-name="T18">END.</text:span></text:p>
      <text:p text:style-name="P15"><text:soft-page-break/></text:p>
      <text:p text:style-name="P8">3. Evaluate the post-fix expression.</text:p>
      <text:p text:style-name="P8"/>
      <text:p text:style-name="P9">1. Start</text:p>
      <text:p text:style-name="P9">2. EvaluatePostfix(exp)</text:p>
      <text:p text:style-name="P9"><text:tab/>{ create stack </text:p>
      <text:p text:style-name="P9"><text:tab/><text:tab/>for i=0 to length(exp)-1</text:p>
      <text:p text:style-name="P9"><text:tab/><text:tab/>{</text:p>
      <text:p text:style-name="P9"><text:tab/><text:tab/> <text:s text:c="4"/>if(exp[i] is operand</text:p>
      <text:p text:style-name="P9"><text:tab/><text:tab/><text:tab/>push(exp[i])</text:p>
      <text:p text:style-name="P9"><text:tab/><text:tab/> <text:s text:c="4"/>else if(exp[i] is operator)</text:p>
      <text:p text:style-name="P9"><text:tab/><text:tab/><text:tab/>{ pop(operand2)</text:p>
      <text:p text:style-name="P9"><text:tab/><text:tab/><text:tab/> <text:s/>pop(operand1)</text:p>
      <text:p text:style-name="P9"><text:tab/><text:tab/><text:tab/> <text:s/>result <text:s/>perform(exp[i],operand1,operand2)</text:p>
      <text:p text:style-name="P9"><text:tab/><text:tab/><text:tab/> <text:s/>push(result)</text:p>
      <text:p text:style-name="P9"><text:tab/><text:tab/><text:tab/>}</text:p>
      <text:p text:style-name="P9"><text:tab/><text:tab/>}</text:p>
      <text:p text:style-name="P9"><text:tab/> <text:s text:c="3"/>return top of stack</text:p>
      <text:p text:style-name="P9"><text:s/><text:tab/>}</text:p>
      <text:p text:style-name="P9">3.END</text:p>
      <text:p text:style-name="P2"/>
      <text:p text:style-name="P2"/>
      <text:p text:style-name="P2"/>
      <text:p text:style-name="P2"/>
      <text:p text:style-name="P10">4.paired parenthesis in mathematical expression</text:p>
      <text:p text:style-name="P14"/>
      <text:p text:style-name="P11">1.Start</text:p>
      <text:p text:style-name="P11">2. checkPairedParenthesis(exp){</text:p>
      <text:p text:style-name="P11"><text:tab/>n= length(exp)</text:p>
      <text:p text:style-name="P11"><text:tab/>create stack s</text:p>
      <text:p text:style-name="P11"><text:tab/>for I=0 to n-1</text:p>
      <text:p text:style-name="P11"><text:tab/>{ </text:p>
      <text:p text:style-name="P11"><text:tab/><text:tab/>if exp[i] is ‘(‘ or ‘{‘ or ‘[‘ </text:p>
      <text:p text:style-name="P11"><text:tab/><text:tab/><text:tab/>push(exp[i])</text:p>
      <text:p text:style-name="P11"><text:tab/> <text:tab/> elseif exp[i] is’)’ or ‘}’ or ‘]’</text:p>
      <text:p text:style-name="P12"><text:tab/> <text:tab/> { <text:tab/>if( s is empty) <text:s/><text:span text:style-name="T19">or (top does not pair with exp[i])</text:span></text:p>
      <text:p text:style-name="P12"><text:tab/><text:tab/><text:tab/><text:tab/>return false</text:p>
      <text:p text:style-name="P11"><text:tab/><text:tab/><text:tab/>else</text:p>
      <text:p text:style-name="P11"><text:tab/><text:tab/><text:tab/><text:tab/>pop()</text:p>
      <text:p text:style-name="P11"><text:tab/> <text:s/><text:tab/> }</text:p>
      <text:p text:style-name="P11"/>
      <text:p text:style-name="P11"><text:tab/>}</text:p>
      <text:p text:style-name="P11"><text:tab/>return s is empty ? True : false</text:p>
      <text:p text:style-name="P11"/>
      <text:p text:style-name="P11">}</text:p>
      <text:p text:style-name="P11"/>
      <text:p text:style-name="P11">3.END</text:p>
      <text:p text:style-name="P2"/>
      <text:p text:style-name="P2"/>
      <text:p text:style-name="P2"><text:soft-page-break/></text:p>
      <text:p text:style-name="P2"/>
      <text:p text:style-name="P2"/>
      <text:p text:style-name="P27">Conclusion <text:s/>and Discussion:</text:p>
      <text:p text:style-name="P27"/>
      <text:p text:style-name="P27">In this lab, we implemented stack operation using C++.</text:p>
      <text:p text:style-name="P27">we implemented push pop operation in stack, evaluated post-fix operation, converted infix to prefix and post-fix, and developed the program for checking the parenthesis, whether it is balanced or not.</text:p>
      <text:p text:style-name="P4"/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Bitstream Vera Sans Mono', 'Courier New', Courier, monospace"/>
    <style:font-face style:name="Open Sans" svg:font-family="'Open Sans', sans-serif"/>
    <style:font-face style:name="Oxygen" svg:font-family="Oxygen, sans-serif"/>
    <style:font-face style:name="segoe ui" svg:font-family="'segoe ui', 'open sans'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="Calibri" fo:font-family="Calibri" style:font-family-generic="roman" style:font-pitch="variable" fo:font-size="22pt" fo:font-weight="bold"/>
    </style:style>
    <style:style style:name="ListLabel_20_2" style:display-name="ListLabel 2" style:family="text">
      <style:text-properties style:font-name="Calibri" fo:font-family="Calibri" style:font-family-generic="roman" style:font-pitch="variable" fo:font-size="22pt" fo:font-weight="bold"/>
    </style:style>
    <style:style style:name="ListLabel_20_3" style:display-name="ListLabel 3" style:family="text">
      <style:text-properties style:font-name="Calibri" fo:font-family="Calibri" style:font-family-generic="roman" style:font-pitch="variable" fo:font-size="22pt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Regular" style:font-family-generic="swiss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2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Regular" style:font-family-generic="swiss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3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Regular" style:font-family-generic="swiss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9T19:34:02.806000000</meta:creation-date>
    <dc:date>2020-09-12T21:16:24.104000000</dc:date>
    <meta:editing-duration>PT18M53S</meta:editing-duration>
    <meta:editing-cycles>4</meta:editing-cycles>
    <meta:generator>LibreOffice/7.0.0.3$Windows_X86_64 LibreOffice_project/8061b3e9204bef6b321a21033174034a5e2ea88e</meta:generator>
    <meta:document-statistic meta:table-count="0" meta:image-count="0" meta:object-count="0" meta:page-count="5" meta:paragraph-count="101" meta:word-count="648" meta:character-count="3710" meta:non-whitespace-character-count="3049"/>
  </office:meta>
</office:document-meta>
</file>